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f4fd" officeooo:paragraph-rsid="0012f4fd" style:font-weight-asian="bold" style:font-weight-complex="bold"/>
    </style:style>
    <style:style style:name="P2" style:family="paragraph" style:parent-style-name="Standard">
      <style:text-properties fo:font-weight="bold" officeooo:rsid="0012f4fd" officeooo:paragraph-rsid="0013cf4c" style:font-weight-asian="bold" style:font-weight-complex="bold"/>
    </style:style>
    <style:style style:name="P3" style:family="paragraph" style:parent-style-name="Standard">
      <style:text-properties fo:font-style="italic" fo:font-weight="normal" officeooo:rsid="0012f4fd" officeooo:paragraph-rsid="0012f4fd" style:font-style-asian="italic" style:font-weight-asian="normal" style:font-style-complex="italic" style:font-weight-complex="normal"/>
    </style:style>
    <style:style style:name="P4" style:family="paragraph" style:parent-style-name="Standard">
      <style:text-properties fo:font-style="italic" fo:font-weight="normal" officeooo:rsid="0012f4fd" officeooo:paragraph-rsid="0013cf4c" style:font-style-asian="italic" style:font-weight-asian="normal" style:font-style-complex="italic" style:font-weight-complex="normal"/>
    </style:style>
    <style:style style:name="P5" style:family="paragraph" style:parent-style-name="Standard">
      <style:text-properties fo:font-style="italic" fo:font-weight="normal" officeooo:rsid="0013ad68" officeooo:paragraph-rsid="0013ad68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fo:font-style="italic" fo:font-weight="normal" officeooo:rsid="0013ad68" officeooo:paragraph-rsid="0013cf4c" style:font-style-asian="italic" style:font-weight-asian="normal" style:font-style-complex="italic" style:font-weight-complex="normal"/>
    </style:style>
    <style:style style:name="P7" style:family="paragraph" style:parent-style-name="Standard">
      <style:text-properties fo:font-style="italic" fo:font-weight="bold" officeooo:rsid="0012f4fd" officeooo:paragraph-rsid="0012f4fd" style:font-style-asian="italic" style:font-weight-asian="bold" style:font-style-complex="italic" style:font-weight-complex="bold"/>
    </style:style>
    <style:style style:name="P8" style:family="paragraph" style:parent-style-name="Standard">
      <style:text-properties fo:font-style="italic" fo:font-weight="bold" officeooo:rsid="0012f4fd" officeooo:paragraph-rsid="0013cf4c" style:font-style-asian="italic" style:font-weight-asian="bold" style:font-style-complex="italic" style:font-weight-complex="bold"/>
    </style:style>
    <style:style style:name="P9" style:family="paragraph" style:parent-style-name="Standard">
      <style:text-properties fo:font-style="normal" fo:font-weight="normal" officeooo:rsid="0012f4fd" officeooo:paragraph-rsid="0012f4fd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font-style="normal" fo:font-weight="normal" officeooo:rsid="0012f4fd" officeooo:paragraph-rsid="0013cf4c" style:font-style-asian="normal" style:font-weight-asian="normal" style:font-style-complex="normal" style:font-weight-complex="normal"/>
    </style:style>
    <style:style style:name="P11" style:family="paragraph" style:parent-style-name="Standard">
      <style:text-properties fo:font-style="normal" fo:font-weight="normal" officeooo:rsid="0013ad68" officeooo:paragraph-rsid="0013ad68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style="normal" fo:font-weight="normal" officeooo:rsid="0013ad68" officeooo:paragraph-rsid="0013cf4c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font-style="normal" fo:font-weight="normal" officeooo:rsid="0013ad68" officeooo:paragraph-rsid="0013cf4c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style="normal" fo:font-weight="normal" officeooo:rsid="0013ad68" officeooo:paragraph-rsid="00164f69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font-style="normal" fo:font-weight="normal" officeooo:rsid="0012f4fd" officeooo:paragraph-rsid="00164f69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4f69" officeooo:paragraph-rsid="00164f69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weight="bold" officeooo:rsid="00164f69" officeooo:paragraph-rsid="00164f69" style:font-weight-asian="bold" style:font-weight-complex="bold"/>
    </style:style>
    <style:style style:name="P18" style:family="paragraph" style:parent-style-name="Standard">
      <style:text-properties fo:font-style="italic" fo:font-weight="bold" officeooo:rsid="0012f4fd" officeooo:paragraph-rsid="00164f69" style:font-style-asian="italic" style:font-weight-asian="bold" style:font-style-complex="italic" style:font-weight-complex="bold"/>
    </style:style>
    <style:style style:name="P19" style:family="paragraph" style:parent-style-name="Standard">
      <style:text-properties fo:font-style="italic" fo:font-weight="normal" officeooo:rsid="0012f4fd" officeooo:paragraph-rsid="00164f69" style:font-style-asian="italic" style:font-weight-asian="normal" style:font-style-complex="italic" style:font-weight-complex="normal"/>
    </style:style>
    <style:style style:name="P20" style:family="paragraph" style:parent-style-name="Standard">
      <style:text-properties fo:font-style="italic" fo:font-weight="normal" officeooo:rsid="0013ad68" officeooo:paragraph-rsid="00164f69" style:font-style-asian="italic" style:font-weight-asian="normal" style:font-style-complex="italic" style:font-weight-complex="normal"/>
    </style:style>
    <style:style style:name="T1" style:family="text">
      <style:text-properties officeooo:rsid="0013ad68"/>
    </style:style>
    <style:style style:name="T2" style:family="text">
      <style:text-properties officeooo:rsid="0013cf4c"/>
    </style:style>
    <style:style style:name="T3" style:family="text">
      <style:text-properties officeooo:rsid="00158de7"/>
    </style:style>
    <style:style style:name="T4" style:family="text">
      <style:text-properties officeooo:rsid="00164f69"/>
    </style:style>
    <style:style style:name="T5" style:family="text">
      <style:text-properties officeooo:rsid="00179b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stributed load cantilever</text:p>
      <text:p text:style-name="P7"/>
      <text:p text:style-name="P3">Globally uniform mesh</text:p>
      <text:p text:style-name="P9">p = 5</text:p>
      <text:p text:style-name="P9">d = 64</text:p>
      <text:p text:style-name="P9">r = 0.3h</text:p>
      <text:p text:style-name="P9">DOFS = 40602</text:p>
      <text:p text:style-name="P9">design variables: 51200</text:p>
      <text:p text:style-name="P9">total time </text:p>
      <text:p text:style-name="P9">J/J* = <text:span text:style-name="T1">0.995+</text:span></text:p>
      <text:p text:style-name="P9"/>
      <text:p text:style-name="P5">dp-adaptive mesh</text:p>
      <text:p text:style-name="P11">starting: Q2/d16</text:p>
      <text:p text:style-name="P11">max: Q5/d64</text:p>
      <text:p text:style-name="P11">total time : 1329</text:p>
      <text:p text:style-name="P11">DOFS: 6642, <text:s/>9056-1238, 14858-2324, 22166-4706</text:p>
      <text:p text:style-name="P11">design variables: 12800, 12301, 15222, 23662</text:p>
      <text:p text:style-name="P11">J/J* = 0.995-</text:p>
      <text:p text:style-name="P9"/>
      <text:p text:style-name="P2"><text:span text:style-name="T2">Point</text:span> load cantilever</text:p>
      <text:p text:style-name="P8"/>
      <text:p text:style-name="P4">Globally uniform mesh</text:p>
      <text:p text:style-name="P10">p = 5</text:p>
      <text:p text:style-name="P10">d = 64</text:p>
      <text:p text:style-name="P10">r = 0.3h</text:p>
      <text:p text:style-name="P10">DOFS = 40602</text:p>
      <text:p text:style-name="P10">design variables: 51200</text:p>
      <text:p text:style-name="P10">total time: <text:span text:style-name="T3">9817</text:span></text:p>
      <text:p text:style-name="P10">J/J* = <text:span text:style-name="T1">0.978</text:span></text:p>
      <text:p text:style-name="P10"/>
      <text:p text:style-name="P6">dp-adaptive mesh</text:p>
      <text:p text:style-name="P12">starting: Q2/d16</text:p>
      <text:p text:style-name="P12">max: Q5/d64</text:p>
      <text:p text:style-name="P12">total time : <text:span text:style-name="T2">2133</text:span></text:p>
      <text:p text:style-name="P12">DOFS: 6642, <text:s/>9<text:span text:style-name="T2">148-1944</text:span>, 1<text:span text:style-name="T2">6008</text:span>-<text:span text:style-name="T2">3190</text:span>, 2<text:span text:style-name="T2">5200-5852</text:span></text:p>
      <text:p text:style-name="P12">design variables: 12800, 1<text:span text:style-name="T2">0646</text:span>, 1<text:span text:style-name="T2">6256</text:span>, 23662</text:p>
      <text:p text:style-name="P12">J/J* = 0.9<text:span text:style-name="T2">77</text:span></text:p>
      <text:p text:style-name="P12"/>
      <text:p text:style-name="P17">Force invertor</text:p>
      <text:p text:style-name="P18"/>
      <text:p text:style-name="P19">Globally uniform mesh</text:p>
      <text:p text:style-name="P15">p = 5</text:p>
      <text:p text:style-name="P15">d = 64</text:p>
      <text:p text:style-name="P15">r = 0.3h</text:p>
      <text:p text:style-name="P15">DOFS = 40602</text:p>
      <text:p text:style-name="P15">design variables: 51200</text:p>
      <text:p text:style-name="P15">total time: <text:span text:style-name="T3">9817</text:span></text:p>
      <text:p text:style-name="P15">J/J* = <text:span text:style-name="T1">0.978</text:span></text:p>
      <text:p text:style-name="P15"/>
      <text:p text:style-name="P20">dp-adaptive mesh</text:p>
      <text:p text:style-name="P14">starting: Q2/d16</text:p>
      <text:p text:style-name="P16">rmin = 0.2 voxels</text:p>
      <text:p text:style-name="P16"><text:soft-page-break/>cycles : 5</text:p>
      <text:p text:style-name="P14">max: Q<text:span text:style-name="T4">6</text:span>/d<text:span text:style-name="T4">81</text:span></text:p>
      <text:p text:style-name="P14">total time : <text:span text:style-name="T2">2296</text:span></text:p>
      <text:p text:style-name="P14">DOFS: 6642, <text:s/><text:span text:style-name="T5">7440-1254</text:span>, <text:span text:style-name="T5">12728-2157, </text:span>1<text:span text:style-name="T5">9374</text:span>-<text:span text:style-name="T5">4677</text:span>, 2<text:span text:style-name="T5">9226-6228</text:span></text:p>
      <text:p text:style-name="P14">design variables: 12800, <text:span text:style-name="T5">9454, </text:span>1<text:span text:style-name="T5">2178</text:span>, 1<text:span text:style-name="T5">9898</text:span>, 2<text:span text:style-name="T5">8874</text:span></text:p>
      <text:p text:style-name="P14">J/J* = 0.9<text:span text:style-name="T2">77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09:53:42.381558347</meta:creation-date>
    <dc:date>2017-08-29T15:40:17.512722116</dc:date>
    <meta:editing-duration>PT6H39M51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50" meta:word-count="160" meta:character-count="899" meta:non-whitespace-character-count="785"/>
  </office:meta>
</office:document-meta>
</file>